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Double_20_Dash" svg:stroke-linecap="butt" draw:opacity="40%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dash" draw:stroke-dash="Double_20_Dash" svg:stroke-linecap="butt" draw:opacity="40%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dash" draw:stroke-dash="Double_20_Dash" svg:stroke-linecap="but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stroke="dash" draw:stroke-dash="Double_20_Dash" svg:stroke-opacity="60%" svg:stroke-linecap="butt" draw:fill="none" draw:textarea-vertical-align="middle"/>
    </style:style>
    <style:style style:name="gr10" style:family="graphic" style:parent-style-name="standard">
      <style:graphic-properties draw:fill-color="#81d41a" draw:opacity="40%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5.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Double_20_Dash" svg:stroke-opacity="100%" svg:stroke-linecap="butt" draw:fill="none" draw:textarea-vertical-align="middle"/>
    </style:style>
    <style:style style:name="gr14" style:family="graphic" style:parent-style-name="standard">
      <style:graphic-properties draw:opacity="30%" draw:textarea-vertical-align="middle"/>
    </style:style>
    <style:style style:name="gr15" style:family="graphic" style:parent-style-name="standard">
      <style:graphic-properties draw:fill-color="#ffff00" draw:opacity="20%" draw:textarea-vertical-align="middle"/>
    </style:style>
    <style:style style:name="gr16" style:family="graphic" style:parent-style-name="standard">
      <style:graphic-properties draw:opacity="60%" draw:textarea-horizontal-align="justify" draw:textarea-vertical-align="middle" draw:auto-grow-height="false" fo:min-height="0.7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1d41a" draw:opacity="40%"/>
      <style:paragraph-properties fo:text-align="center"/>
    </style:style>
    <style:style style:name="P7" style:family="paragraph">
      <loext:graphic-properties draw:opacity="30%"/>
      <style:paragraph-properties fo:text-align="center"/>
    </style:style>
    <style:style style:name="P8" style:family="paragraph">
      <loext:graphic-properties draw:fill-color="#ffff00" draw:opacity="20%"/>
      <style:paragraph-properties fo:text-align="center"/>
    </style:style>
    <style:style style:name="P9" style:family="paragraph">
      <loext:graphic-properties draw:opacity="6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ierarchical networks</text:p>
          </draw:text-box>
        </draw:frame>
        <draw:custom-shape draw:style-name="gr1" draw:text-style-name="P1" xml:id="id1" draw:id="id1" draw:layer="layout" svg:width="1cm" svg:height="1cm" svg:x="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5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7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5.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cm" svg:height="1cm" svg:x="8.6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11.5cm" svg:x2="5.6cm" svg:y2="9cm" draw:start-shape="id1" draw:start-glue-point="4" draw:end-shape="id2" draw:end-glue-point="2" svg:d="M3100 11500v-1250h2500v-1250" svg:viewBox="0 0 2501 2501">
          <text:p/>
        </draw:connector>
        <draw:connector draw:style-name="gr3" draw:text-style-name="P1" draw:layer="layout" svg:x1="5.6cm" svg:y1="11.5cm" svg:x2="5.6cm" svg:y2="9cm" draw:start-shape="id3" draw:start-glue-point="4" draw:end-shape="id2" draw:end-glue-point="2" svg:d="M5600 11500v-2500" svg:viewBox="0 0 1 2501">
          <text:p/>
        </draw:connector>
        <draw:connector draw:style-name="gr3" draw:text-style-name="P1" draw:layer="layout" svg:x1="8.1cm" svg:y1="11.5cm" svg:x2="5.6cm" svg:y2="9cm" draw:start-shape="id4" draw:start-glue-point="4" draw:end-shape="id2" draw:end-glue-point="2" svg:d="M8100 11500v-1250h-2500v-1250" svg:viewBox="0 0 2501 2501">
          <text:p/>
        </draw:connector>
        <draw:custom-shape draw:style-name="gr1" draw:text-style-name="P1" xml:id="id5" draw:id="id5" draw:layer="layout" svg:width="1cm" svg:height="1cm" svg:x="10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1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cm" svg:height="1cm" svg:x="15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cm" svg:height="1cm" svg:x="12.6cm" svg:y="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6cm" svg:y1="11.5cm" svg:x2="13.1cm" svg:y2="9cm" draw:start-shape="id5" draw:start-glue-point="4" draw:end-shape="id6" draw:end-glue-point="2" svg:d="M10600 11500v-1250h2500v-1250" svg:viewBox="0 0 2501 2501">
          <text:p/>
        </draw:connector>
        <draw:connector draw:style-name="gr3" draw:text-style-name="P1" draw:layer="layout" svg:x1="13.1cm" svg:y1="11.5cm" svg:x2="13.1cm" svg:y2="9cm" draw:start-shape="id7" draw:start-glue-point="4" draw:end-shape="id6" draw:end-glue-point="2" svg:d="M13100 11500v-2500" svg:viewBox="0 0 1 2501">
          <text:p/>
        </draw:connector>
        <draw:connector draw:style-name="gr3" draw:text-style-name="P1" draw:layer="layout" svg:x1="15.6cm" svg:y1="11.5cm" svg:x2="13.1cm" svg:y2="9cm" draw:start-shape="id8" draw:start-glue-point="4" draw:end-shape="id6" draw:end-glue-point="2" svg:d="M15600 11500v-1250h-2500v-1250" svg:viewBox="0 0 2501 2501">
          <text:p/>
        </draw:connector>
        <draw:connector draw:style-name="gr3" draw:text-style-name="P1" draw:layer="layout" svg:x1="5.6cm" svg:y1="8cm" svg:x2="9.1cm" svg:y2="6cm" draw:start-shape="id2" draw:start-glue-point="0" draw:end-shape="id9" draw:end-glue-point="2" svg:d="M5600 8000v-1000h3500v-1000" svg:viewBox="0 0 3501 2001">
          <text:p/>
        </draw:connector>
        <draw:connector draw:style-name="gr3" draw:text-style-name="P1" draw:layer="layout" svg:x1="13.1cm" svg:y1="8cm" svg:x2="9.1cm" svg:y2="6cm" draw:start-shape="id6" draw:start-glue-point="0" draw:end-shape="id9" draw:end-glue-point="2" svg:d="M13100 8000v-1000h-4000v-1000" svg:viewBox="0 0 4001 2001">
          <text:p/>
        </draw:connector>
        <draw:custom-shape draw:style-name="gr4" draw:text-style-name="P2" xml:id="id10" draw:id="id10" draw:layer="layout" svg:width="1cm" svg:height="1cm" svg:x="17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1cm" svg:height="1cm" svg:x="20.2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cm" svg:height="1cm" svg:x="22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cm" svg:height="1cm" svg:x="20.201cm" svg:y="8.00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201cm" svg:y1="11.501cm" svg:x2="20.701cm" svg:y2="9.001cm" draw:start-shape="id10" draw:start-glue-point="4" draw:end-shape="id11" draw:end-glue-point="2" svg:d="M18201 11501v-1250h2500v-1250" svg:viewBox="0 0 2501 2501">
          <text:p/>
        </draw:connector>
        <draw:connector draw:style-name="gr6" draw:text-style-name="P1" draw:layer="layout" svg:x1="20.701cm" svg:y1="11.501cm" svg:x2="20.701cm" svg:y2="9.001cm" draw:start-shape="id12" draw:start-glue-point="4" draw:end-shape="id11" draw:end-glue-point="2" svg:d="M20701 11501v-2500" svg:viewBox="0 0 1 2501">
          <text:p/>
        </draw:connector>
        <draw:connector draw:style-name="gr6" draw:text-style-name="P1" draw:layer="layout" svg:x1="23.201cm" svg:y1="11.501cm" svg:x2="20.701cm" svg:y2="9.001cm" draw:start-shape="id13" draw:start-glue-point="4" draw:end-shape="id11" draw:end-glue-point="2" svg:d="M23201 11501v-1250h-2500v-1250" svg:viewBox="0 0 2501 2501">
          <text:p/>
        </draw:connector>
        <draw:connector draw:style-name="gr6" draw:text-style-name="P1" draw:layer="layout" svg:x1="9.1cm" svg:y1="6cm" svg:x2="20.701cm" svg:y2="8.001cm" draw:start-shape="id9" draw:start-glue-point="2" draw:end-shape="id11" draw:end-glue-point="0" svg:d="M9100 6000v1001h11601v1000" svg:viewBox="0 0 11602 2002">
          <text:p/>
        </draw:connector>
        <draw:frame draw:style-name="gr7" draw:text-style-name="P3" draw:layer="layout" svg:width="9.553cm" svg:height="0.962cm" svg:x="15.5cm" svg:y="5.538cm">
          <draw:text-box>
            <text:p>Scale by adding new subsystem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9" draw:text-style-name="P5" draw:layer="layout" svg:x1="22cm" svg:y1="8cm" svg:x2="22cm" svg:y2="10cm">
          <text:p/>
        </draw:line>
        <draw:polygon draw:style-name="gr10" draw:text-style-name="P6" draw:layer="layout" svg:width="6.999cm" svg:height="5.999cm" svg:x="15.6cm" svg:y="7cm" svg:viewBox="0 0 7000 6000" draw:points="2500,0 2500,3500 0,3500 0,6000 2500,6000 2500,4000 4500,4000 4500,6000 7000,6000 7000,3500 4500,3500 4500,0">
          <text:p text:style-name="P1"/>
        </draw:polygon>
        <draw:frame presentation:style-name="pr1" draw:layer="layout" svg:width="25.199cm" svg:height="2.629cm" svg:x="1.4cm" svg:y="0.628cm" presentation:class="title">
          <draw:text-box>
            <text:p>Heterachical networks</text:p>
          </draw:text-box>
        </draw:frame>
        <draw:custom-shape draw:style-name="gr11" draw:text-style-name="P1" draw:layer="layout" svg:width="16cm" svg:height="0.5cm" svg:x="7.2cm" svg:y="1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2cm" svg:y1="12cm" svg:x2="9.2cm" svg:y2="10.5cm">
          <text:p/>
        </draw:line>
        <draw:line draw:style-name="gr12" draw:text-style-name="P5" draw:layer="layout" svg:x1="11.7cm" svg:y1="12cm" svg:x2="11.7cm" svg:y2="10.5cm">
          <text:p/>
        </draw:line>
        <draw:line draw:style-name="gr12" draw:text-style-name="P5" draw:layer="layout" svg:x1="14.2cm" svg:y1="12cm" svg:x2="14.2cm" svg:y2="10.5cm">
          <text:p/>
        </draw:line>
        <draw:line draw:style-name="gr12" draw:text-style-name="P5" draw:layer="layout" svg:x1="16.7cm" svg:y1="12cm" svg:x2="16.7cm" svg:y2="10.5cm">
          <text:p/>
        </draw:line>
        <draw:line draw:style-name="gr12" draw:text-style-name="P5" draw:layer="layout" svg:x1="19.2cm" svg:y1="12cm" svg:x2="19.2cm" svg:y2="10.5cm">
          <text:p/>
        </draw:line>
        <draw:line draw:style-name="gr12" draw:text-style-name="P5" draw:layer="layout" svg:x1="21.7cm" svg:y1="12cm" svg:x2="21.7cm" svg:y2="10.5cm">
          <text:p/>
        </draw:line>
        <draw:custom-shape draw:style-name="gr1" draw:text-style-name="P1" draw:layer="layout" svg:width="1cm" svg:height="1cm" svg:x="8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1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0.7cm" svg:y1="8cm" svg:x2="10.7cm" svg:y2="10cm">
          <text:p/>
        </draw:line>
        <draw:line draw:style-name="gr12" draw:text-style-name="P5" draw:layer="layout" svg:x1="14.95cm" svg:y1="8cm" svg:x2="14.95cm" svg:y2="10cm">
          <text:p/>
        </draw:line>
        <draw:line draw:style-name="gr12" draw:text-style-name="P5" draw:layer="layout" svg:x1="19.2cm" svg:y1="8cm" svg:x2="19.2cm" svg:y2="10cm">
          <text:p/>
        </draw:line>
        <draw:custom-shape draw:style-name="gr2" draw:text-style-name="P1" draw:layer="layout" svg:width="1cm" svg:height="1cm" svg:x="10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.4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8.7cm" svg:y="7.3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23.201cm" svg:y1="12.001cm" svg:x2="23.201cm" svg:y2="10.501cm">
          <text:p/>
        </draw:line>
        <draw:custom-shape draw:style-name="gr4" draw:text-style-name="P2" draw:layer="layout" svg:width="1cm" svg:height="1cm" svg:x="22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7" draw:layer="layout" svg:width="4.999cm" svg:height="5.999cm" svg:x="8.1cm" svg:y="7cm" svg:viewBox="0 0 5000 6000" draw:points="1500,0 1500,3500 0,3500 0,6000 5000,6000 5000,3500 3500,3500 3500,0">
          <text:p/>
        </draw:polygon>
        <draw:polygon draw:style-name="gr15" draw:text-style-name="P8" draw:layer="layout" svg:width="1.999cm" svg:height="5.999cm" svg:x="13.6cm" svg:y="7cm" svg:viewBox="0 0 2000 6000" draw:points="500,0 500,3000 0,3000 0,6000 1500,6000 1500,3500 1500,3000 2000,3000 2000,0">
          <text:p/>
        </draw:polygon>
        <draw:frame draw:style-name="gr7" draw:text-style-name="P3" draw:layer="layout" svg:width="3.144cm" svg:height="0.962cm" svg:x="9.1cm" svg:y="6cm">
          <draw:text-box>
            <text:p>Service 1</text:p>
          </draw:text-box>
        </draw:frame>
        <draw:frame draw:style-name="gr7" draw:text-style-name="P3" draw:layer="layout" svg:width="3.144cm" svg:height="0.962cm" svg:x="13.456cm" svg:y="6cm">
          <draw:text-box>
            <text:p>Service 2</text:p>
          </draw:text-box>
        </draw:frame>
        <draw:frame draw:style-name="gr7" draw:text-style-name="P3" draw:layer="layout" svg:width="3.144cm" svg:height="0.962cm" svg:x="17.6cm" svg:y="6cm">
          <draw:text-box>
            <text:p>Service 3</text:p>
          </draw:text-box>
        </draw:frame>
        <draw:frame draw:style-name="gr7" draw:text-style-name="P3" draw:layer="layout" svg:width="5.044cm" svg:height="0.962cm" svg:x="2.256cm" svg:y="11.538cm">
          <draw:text-box>
            <text:p>Physical entities</text:p>
          </draw:text-box>
        </draw:frame>
        <draw:frame draw:style-name="gr7" draw:text-style-name="P3" draw:layer="layout" svg:width="6.209cm" svg:height="1.673cm" svg:x="2.375cm" svg:y="6cm">
          <draw:text-box>
            <text:p>Supervisory entities </text:p>
            <text:p>(services)</text:p>
          </draw:text-box>
        </draw:frame>
        <draw:custom-shape draw:style-name="gr16" draw:text-style-name="P9" draw:layer="layout" svg:width="1cm" svg:height="1cm" svg:x="21.5cm" svg:y="7.3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799cm" svg:height="3.806cm" svg:x="23.701cm" svg:y="8.5cm">
          <draw:text-box>
            <text:p>Scale by adding new physical nodes or services</text:p>
          </draw:text-box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8T10:04:46.238000000</dc:date>
    <meta:editing-duration>PT15M16S</meta:editing-duration>
    <meta:editing-cycles>4</meta:editing-cycles>
    <meta:generator>LibreOffice/7.4.6.2$Windows_X86_64 LibreOffice_project/5b1f5509c2decdade7fda905e3e1429a67acd63d</meta:generator>
    <meta:document-statistic meta:object-count="85"/>
  </office:meta>
</office:document-meta>
</file>